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8.0pt"/>
    </style:style>
    <style:style style:name="P2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3" style:family="paragraph" style:parent-style-name="Standard">
      <style:paragraph-properties fo:margin-bottom="0.1111in" fo:line-height="106%"/>
      <style:text-properties style:font-name="Times" fo:font-size="11.0pt"/>
    </style:style>
    <style:style style:name="P4" style:family="paragraph" style:parent-style-name="Standard">
      <style:paragraph-properties fo:margin-top="0.0694in" fo:margin-bottom="0.0694in"/>
      <style:text-properties style:font-name="Times New Roman" fo:font-size="18.0pt"/>
    </style:style>
    <style:style style:name="P5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6" style:family="paragraph" style:parent-style-name="Standard">
      <style:paragraph-properties fo:margin-bottom="0.1111in" fo:line-height="106%"/>
      <style:text-properties style:font-name="Times New Roman" fo:font-size="18.0pt"/>
    </style:style>
    <style:style style:name="P7" style:family="paragraph" style:parent-style-name="Standard">
      <style:paragraph-properties fo:margin-bottom="0.1111in" fo:line-height="106%"/>
      <style:text-properties style:font-name="Times" fo:font-size="18.0pt"/>
    </style:style>
    <style:style style:name="P8" style:family="paragraph" style:parent-style-name="Standard">
      <style:paragraph-properties fo:margin-bottom="0.1111in" fo:line-height="106%"/>
      <style:text-properties style:font-name="Times" fo:font-size="13.5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letter-spacing="0.0000in"/>
    </style:style>
    <style:style style:name="T4" style:family="text">
      <style:text-properties fo:font-size="24.0pt" fo:font-size-asian="24.0pt" fo:font-size-complex="24.0pt" fo:font-weight="bold" fo:font-weight-asian="bold" fo:font-weight-complex="bold"/>
    </style:style>
    <style:style style:name="T5" style:family="text">
      <style:text-properties style:font-name="Apple Color Emoji" fo:letter-spacing="0.0000in"/>
    </style:style>
    <style:style style:name="T6" style:family="text">
      <style:text-properties style:font-name="Apple Color Emoji" fo:font-size="24.0pt" fo:font-size-asian="24.0pt" fo:font-size-complex="24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1. Quiz:</text:span></text:p>
      <text:list text:style-name="L1">
        <text:list-item>
          <text:p text:style-name="P2"><text:span text:style-name="T1"/><text:span text:style-name="T2">¿Qué civilización asoció el vino con Dionisio?</text:span><text:span text:style-name="T3"><text:line-break/>a) Egipcia<text:line-break/>b) Griega<text:line-break/>c) Mesopotámica<text:line-break/></text:span><text:span text:style-name="T2">Respuesta correcta: b) Griega</text:span></text:p>
        </text:list-item>
        <text:list-item>
          <text:p text:style-name="P2"><text:span text:style-name="T1"/><text:span text:style-name="T2">¿Dónde se originó el cultivo de la vid?</text:span><text:span text:style-name="T3"><text:line-break/>a) Egipto<text:line-break/>b) Roma<text:line-break/>c) Mesopotamia<text:line-break/></text:span><text:span text:style-name="T2">Respuesta correcta: c) Mesopotamia</text:span></text:p>
        </text:list-item>
        <text:list-item>
          <text:p text:style-name="P2"><text:span text:style-name="T1"/><text:span text:style-name="T2">¿Quiénes conservaron el arte del vino en la Edad Media?</text:span><text:span text:style-name="T3"><text:line-break/>a) Los comerciantes<text:line-break/>b) Los monjes en los monasterios<text:line-break/>c) Los alquimistas<text:line-break/></text:span><text:span text:style-name="T2">Respuesta correcta: b) Los monjes en los monasterios</text:span></text:p>
        </text:list-item>
        <text:list-item>
          <text:p text:style-name="P2"><text:span text:style-name="T1"/><text:span text:style-name="T2">¿Qué representa el vino en la historia?</text:span><text:span text:style-name="T3"><text:line-break/>a) Un simple producto agrícola<text:line-break/>b) Un símbolo de celebración, poder y espiritualidad<text:line-break/>c) Una moda pasajera<text:line-break/></text:span><text:span text:style-name="T2">Respuesta correcta: b) Un símbolo de celebración, poder y espiritualidad</text:span></text:p>
        </text:list-item>
        <text:list-item>
          <text:p text:style-name="P2"><text:span text:style-name="T1"/><text:span text:style-name="T2">¿Cuál fue el primer continente productor de vino?</text:span><text:span text:style-name="T3"><text:line-break/>a) Europa<text:line-break/>b) Asia<text:line-break/>c) América<text:line-break/></text:span><text:span text:style-name="T2">Respuesta correcta: b) Asia (región del Cáucaso y Mesopotamia)</text:span></text:p>
        </text:list-item>
      </text:list>
      <text:p text:style-name="P3"/>
      <text:p text:style-name="P4"><text:span text:style-name="T4">2</text:span><text:span text:style-name="T1">. Quiz</text:span></text:p>
      <text:list text:style-name="L1">
        <text:list-item>
          <text:p text:style-name="P2"><text:span text:style-name="T1"/><text:span text:style-name="T2">¿Qué es el “terroir”?</text:span><text:span text:style-name="T3"><text:line-break/>a) Un tipo de uva<text:line-break/>b) Una técnica de fermentación<text:line-break/>c) El conjunto de clima, suelo y entorno que influye en el vino<text:line-break/></text:span><text:span text:style-name="T5">✅</text:span><text:span text:style-name="T3"><text:s/></text:span><text:span text:style-name="T2">Respuesta: c)</text:span></text:p>
        </text:list-item>
        <text:list-item>
          <text:p text:style-name="P2"><text:span text:style-name="T1"/><text:span text:style-name="T2">¿Cuánto puede vivir una vid?</text:span><text:span text:style-name="T3"><text:line-break/>a) Hasta 30 años<text:line-break/>b) Más de 100 años<text:line-break/>c) Solo una temporada<text:line-break/></text:span><text:span text:style-name="T5">✅</text:span><text:span text:style-name="T3"><text:s/></text:span><text:span text:style-name="T2">Respuesta: b)</text:span></text:p>
        </text:list-item>
        <text:list-item>
          <text:p text:style-name="P2"><text:span text:style-name="T1"/><text:span text:style-name="T2">¿Qué factor influye más en el aroma del vino?</text:span><text:span text:style-name="T3"><text:line-break/>a) La temperatura de servicio<text:line-break/>b) La variedad de uva<text:line-break/>c) El tipo de botella<text:line-break/></text:span><text:span text:style-name="T5">✅</text:span><text:span text:style-name="T3"><text:s/></text:span><text:span text:style-name="T2">Respuesta: b)</text:span></text:p>
        </text:list-item>
        <text:list-item>
          <text:p text:style-name="P2"><text:span text:style-name="T1"/><text:span text:style-name="T2">¿Qué diferencia una uva de clima frío de una de clima cálido?</text:span><text:span text:style-name="T3"><text:line-break/>a) La acidez y el grado de azúcar<text:line-break/>b) El color<text:line-break/>c) El número de semillas<text:line-break/></text:span><text:span text:style-name="T5">✅</text:span><text:span text:style-name="T3"><text:s/></text:span><text:span text:style-name="T2">Respuesta: a)</text:span></text:p>
        </text:list-item>
        <text:list-item>
          <text:p text:style-name="P2"><text:span text:style-name="T1"/><text:span text:style-name="T2">¿Qué representa la vid en la viticultura?</text:span><text:span text:style-name="T3"><text:line-break/>a) Un producto de rápido crecimiento<text:line-break/>b) Un símbolo de transformación y sabiduría natural<text:line-break/>c) Una planta exclusivamente decorativa<text:line-break/></text:span><text:span text:style-name="T5">✅</text:span><text:span text:style-name="T3"><text:s/></text:span><text:span text:style-name="T2">Respuesta: b)</text:span></text:p>
        </text:list-item>
      </text:list>
      <text:p text:style-name="P3"/>
      <text:p text:style-name="P4"><text:span text:style-name="T6">3. </text:span><text:span text:style-name="T1">Quiz</text:span></text:p>
      <text:list text:style-name="L1">
        <text:list-item>
          <text:p text:style-name="P2"><text:span text:style-name="T3">¿Qué proceso convierte el mosto en vino?<text:line-break/>a) Clarificación<text:line-break/>b) Fermentación<text:line-break/>c) Crianza<text:line-break/></text:span><text:span text:style-name="T5">✅</text:span><text:span text:style-name="T3"><text:s/></text:span><text:span text:style-name="T2">Respuesta correcta: b) Fermentación</text:span></text:p>
        </text:list-item>
        <text:list-item>
          <text:p text:style-name="P2"><text:span text:style-name="T3">¿Qué etapa da los aromas más complejos?<text:line-break/>a) Fermentación<text:line-break/>b) Crianza<text:line-break/>c) Embotellado<text:line-break/></text:span><text:span text:style-name="T5">✅</text:span><text:span text:style-name="T3"><text:s/></text:span><text:span text:style-name="T2">Respuesta correcta: b) Crianza</text:span></text:p>
        </text:list-item>
        <text:list-item>
          <text:p text:style-name="P2"><text:span text:style-name="T3">¿Qué es una crianza?<text:line-break/>a) Un proceso de reposo y afinamiento del vino<text:line-break/>b) El prensado de la uva<text:line-break/>c) El filtrado previo al embotellado<text:line-break/></text:span><text:span text:style-name="T5">✅</text:span><text:span text:style-name="T3"><text:s/></text:span><text:span text:style-name="T2">Respuesta correcta: a) Un proceso de reposo y afinamiento del vino</text:span></text:p>
        </text:list-item>
        <text:list-item>
          <text:p text:style-name="P2"><text:span text:style-name="T3">¿Qué diferencia un vino joven de uno reserva?<text:line-break/>a) El tipo de uva<text:line-break/>b) El tiempo de maduración<text:line-break/>c) El color<text:line-break/></text:span><text:span text:style-name="T5">✅</text:span><text:span text:style-name="T3"><text:s/></text:span><text:span text:style-name="T2">Respuesta correcta: b) El tiempo de maduración</text:span></text:p>
        </text:list-item>
        <text:list-item>
          <text:p text:style-name="P2"><text:span text:style-name="T3">¿Cuándo se embotella el vino?<text:line-break/>a) Antes de la fermentación<text:line-break/>b) Durante la crianza<text:line-break/>c) Después de su afinamiento final<text:line-break/></text:span><text:span text:style-name="T5">✅</text:span><text:span text:style-name="T3"><text:s/></text:span><text:span text:style-name="T2">Respuesta correcta: c) Después de su afinamiento final</text:span></text:p>
        </text:list-item>
      </text:list>
      <text:p text:style-name="P5"/>
      <text:p text:style-name="P6"><text:span text:style-name="T1">4 – Quiz</text:span></text:p>
      <text:list text:style-name="L1">
        <text:list-item>
          <text:p text:style-name="P2"><text:span text:style-name="T1"/><text:span text:style-name="T2">¿De dónde proviene el color del vino tinto?</text:span><text:span text:style-name="T3"><text:line-break/>a) Del jugo de la uva.<text:line-break/>b) De las pieles de la uva durante la maceración.<text:line-break/>c) De la fermentación maloláctica.<text:line-break/></text:span><text:span text:style-name="T5">✅</text:span><text:span text:style-name="T3"><text:s/></text:span><text:span text:style-name="T2">Respuesta correcta:</text:span><text:span text:style-name="T3"><text:s/>b) De las pieles de la uva durante la maceración.</text:span></text:p>
        </text:list-item>
        <text:list-item>
          <text:p text:style-name="P2"><text:span text:style-name="T1"/><text:span text:style-name="T2">¿Cuál es la temperatura ideal para servirlo?</text:span><text:span text:style-name="T3"><text:line-break/>a) Entre 8 y 10 °C.<text:line-break/>b) Entre 12 y 14 °C.<text:line-break/>c) Entre 16 y 18 °C.<text:line-break/></text:span><text:span text:style-name="T5">✅</text:span><text:span text:style-name="T3"><text:s/></text:span><text:span text:style-name="T2">Respuesta correcta:</text:span><text:span text:style-name="T3"><text:s/>c) Entre 16 y 18 °C.</text:span></text:p>
        </text:list-item>
        <text:list-item>
          <text:p text:style-name="P2"><text:span text:style-name="T1"/><text:span text:style-name="T2">¿Qué tipo de copa se recomienda?</text:span><text:span text:style-name="T3"><text:line-break/>a) Estrecha tipo flauta.<text:line-break/>b) Amplia tipo Bordeaux o Burgundy.<text:line-break/>c) Pequeña tipo licor.<text:line-break/></text:span><text:span text:style-name="T5">✅</text:span><text:span text:style-name="T3"><text:s/></text:span><text:span text:style-name="T2">Respuesta correcta:</text:span><text:span text:style-name="T3"><text:s/>b) Amplia tipo Bordeaux o Burgundy.</text:span></text:p>
        </text:list-item>
        <text:list-item>
          <text:p text:style-name="P2"><text:span text:style-name="T1"/><text:span text:style-name="T2">¿Con qué tipo de comida combina mejor?</text:span><text:span text:style-name="T3"><text:line-break/>a) Ensaladas y postres.<text:line-break/>b) Carnes rojas, embutidos o quesos curados.<text:line-break/>c) Mariscos y pescados blancos.<text:line-break/></text:span><text:span text:style-name="T5">✅</text:span><text:span text:style-name="T3"><text:s/></text:span><text:span text:style-name="T2">Respuesta correcta:</text:span><text:span text:style-name="T3"><text:s/>b) Carnes rojas, embutidos o quesos curados.</text:span></text:p>
        </text:list-item>
        <text:list-item>
          <text:p text:style-name="P2"><text:span text:style-name="T1"/><text:span text:style-name="T2">¿Qué variedad de uva es común en tintos con cuerpo?</text:span><text:span text:style-name="T3"><text:line-break/>a) Sauvignon Blanc.<text:line-break/>b) Garnacha Blanca.<text:line-break/>c) Cabernet Sauvignon.<text:line-break/></text:span><text:span text:style-name="T5">✅</text:span><text:span text:style-name="T3"><text:s/></text:span><text:span text:style-name="T2">Respuesta correcta:</text:span><text:span text:style-name="T3"><text:s/>c) Cabernet Sauvignon.</text:span></text:p>
        </text:list-item>
      </text:list>
      <text:p text:style-name="P5"/>
      <text:p text:style-name="P4"><text:span text:style-name="T1">5 – Quiz</text:span></text:p>
      <text:list text:style-name="L1">
        <text:list-item>
          <text:p text:style-name="P2"><text:span text:style-name="T1"/><text:span text:style-name="T2">¿A qué temperatura se sirve el vino blanco?</text:span><text:span text:style-name="T3"><text:line-break/>a) 4–6 °C<text:line-break/>b) 8–10 °C<text:line-break/>c) 14–16 °C<text:line-break/></text:span><text:span text:style-name="T5">✅</text:span><text:span text:style-name="T3"><text:s/></text:span><text:span text:style-name="T2">Respuesta correcta:</text:span><text:span text:style-name="T3"><text:s/>b) 8–10 °C</text:span></text:p>
        </text:list-item>
        <text:list-item>
          <text:p text:style-name="P2"><text:span text:style-name="T1"/><text:span text:style-name="T2">¿Qué tipo de copa se usa?</text:span><text:span text:style-name="T3"><text:line-break/>a) Copa tipo flauta (como el espumoso).<text:line-break/>b) Copa amplia tipo Bordeaux.<text:line-break/>c) Copa alargada o tulipa.<text:line-break/></text:span><text:span text:style-name="T5">✅</text:span><text:span text:style-name="T3"><text:s/></text:span><text:span text:style-name="T2">Respuesta correcta:</text:span><text:span text:style-name="T3"><text:s/>c) Copa alargada o tulipa.</text:span></text:p>
        </text:list-item>
        <text:list-item>
          <text:p text:style-name="P2"><text:span text:style-name="T1"/><text:span text:style-name="T2">¿Qué plato combina mejor con un blanco?</text:span><text:span text:style-name="T3"><text:line-break/>a) Cordero asado.<text:line-break/>b) Pescado o marisco.<text:line-break/>c) Estofado de ternera.<text:line-break/></text:span><text:span text:style-name="T5">✅</text:span><text:span text:style-name="T3"><text:s/></text:span><text:span text:style-name="T2">Respuesta correcta:</text:span><text:span text:style-name="T3"><text:s/>b) Pescado o marisco.</text:span></text:p>
        </text:list-item>
        <text:list-item>
          <text:p text:style-name="P2"><text:span text:style-name="T1"/><text:span text:style-name="T2">¿Qué variedad es común en vinos frescos?</text:span><text:span text:style-name="T3"><text:line-break/>a) Sauvignon Blanc.<text:line-break/>b) Syrah.<text:line-break/>c) Tempranillo.<text:line-break/></text:span><text:span text:style-name="T5">✅</text:span><text:span text:style-name="T3"><text:s/></text:span><text:span text:style-name="T2">Respuesta correcta:</text:span><text:span text:style-name="T3"><text:s/>a) Sauvignon Blanc.</text:span></text:p>
        </text:list-item>
        <text:list-item>
          <text:p text:style-name="P2"><text:span text:style-name="T1"/><text:span text:style-name="T2">¿Qué aporta la crianza en barrica a un vino blanco?</text:span><text:span text:style-name="T3"><text:line-break/>a) Pérdida de frescura y aroma.<text:line-break/>b) Aromas de vainilla, miel y más cuerpo.<text:line-break/>c) Mayor acidez.<text:line-break/></text:span><text:span text:style-name="T5">✅</text:span><text:span text:style-name="T3"><text:s/></text:span><text:span text:style-name="T2">Respuesta correcta:</text:span><text:span text:style-name="T3"><text:s/>b) Aromas de vainilla, miel y más cuerpo.</text:span></text:p>
        </text:list-item>
      </text:list>
      <text:p text:style-name="P3"/>
      <text:p text:style-name="P4"><text:span text:style-name="T1">6 – Quiz</text:span></text:p>
      <text:list text:style-name="L1">
        <text:list-item>
          <text:p text:style-name="P2"><text:span text:style-name="T1"/><text:span text:style-name="T2">¿Cómo se obtiene el color rosado?</text:span><text:span text:style-name="T3"><text:line-break/>a) Mezclando vino tinto y blanco.<text:line-break/>b) Dejando la piel de la uva en contacto con el jugo por pocas horas.<text:line-break/>c) Añadiendo pigmentos naturales.<text:line-break/></text:span><text:span text:style-name="T5">✅</text:span><text:span text:style-name="T3"><text:s/></text:span><text:span text:style-name="T2">Respuesta correcta:</text:span><text:span text:style-name="T3"><text:s/>b) Dejando la piel de la uva en contacto con el jugo por pocas horas.</text:span></text:p>
        </text:list-item>
        <text:list-item>
          <text:p text:style-name="P2"><text:span text:style-name="T1"/><text:span text:style-name="T2">¿Qué temperatura es ideal para servirlo?</text:span><text:span text:style-name="T3"><text:line-break/>a) 6–8 °C<text:line-break/>b) 10–12 °C<text:line-break/>c) 14–16 °C<text:line-break/></text:span><text:span text:style-name="T5">✅</text:span><text:span text:style-name="T3"><text:s/></text:span><text:span text:style-name="T2">Respuesta correcta:</text:span><text:span text:style-name="T3"><text:s/>b) 10–12 °C</text:span></text:p>
        </text:list-item>
        <text:list-item>
          <text:p text:style-name="P2"><text:span text:style-name="T1"/><text:span text:style-name="T2">¿Qué tipo de copa se recomienda?</text:span><text:span text:style-name="T3"><text:line-break/>a) Copa pequeña tipo flauta.<text:line-break/>b) Copa ancha de tinto.<text:line-break/>c) Copa mediana tipo universal.<text:line-break/></text:span><text:span text:style-name="T5">✅</text:span><text:span text:style-name="T3"><text:s/></text:span><text:span text:style-name="T2">Respuesta correcta:</text:span><text:span text:style-name="T3"><text:s/>c) Copa mediana tipo universal.</text:span></text:p>
        </text:list-item>
        <text:list-item>
          <text:p text:style-name="P2"><text:span text:style-name="T1"/><text:span text:style-name="T2">¿Qué alimentos lo acompañan mejor?</text:span><text:span text:style-name="T3"><text:line-break/>a) Carnes rojas y guisos.<text:line-break/>b) Tapas, ensaladas o pasta.<text:line-break/>c) Postres y chocolates.<text:line-break/></text:span><text:span text:style-name="T5">✅</text:span><text:span text:style-name="T3"><text:s/></text:span><text:span text:style-name="T2">Respuesta correcta:</text:span><text:span text:style-name="T3"><text:s/>b) Tapas, ensaladas o pasta.</text:span></text:p>
        </text:list-item>
        <text:list-item>
          <text:p text:style-name="P2"><text:span text:style-name="T1"/><text:span text:style-name="T2">¿Qué variedad es común en rosados?</text:span><text:span text:style-name="T3"><text:line-break/>a) Garnacha.<text:line-break/>b) Tempranillo.<text:line-break/>c) Verdejo.<text:line-break/></text:span><text:span text:style-name="T5">✅</text:span><text:span text:style-name="T3"><text:s/></text:span><text:span text:style-name="T2">Respuesta correcta:</text:span><text:span text:style-name="T3"><text:s/>a) Garnacha.</text:span></text:p>
        </text:list-item>
      </text:list>
      <text:p text:style-name="P3"/>
      <text:p text:style-name="P6"><text:span text:style-name="T1">7 – Quiz</text:span></text:p>
      <text:list text:style-name="L1">
        <text:list-item>
          <text:p text:style-name="P2"><text:span text:style-name="T1"/><text:span text:style-name="T2">¿Qué tipo de copa se usa para espumosos?</text:span><text:span text:style-name="T3"><text:line-break/>a) Copa ancha tipo Borgoña.<text:line-break/>b) Copa flauta o tulipa.<text:line-break/>c) Copa de vino tinto.<text:line-break/></text:span><text:span text:style-name="T5">✅</text:span><text:span text:style-name="T3"><text:s/></text:span><text:span text:style-name="T2">Respuesta correcta:</text:span><text:span text:style-name="T3"><text:s/>b) Copa flauta o tulipa.</text:span></text:p>
        </text:list-item>
        <text:list-item>
          <text:p text:style-name="P2"><text:span text:style-name="T1"/><text:span text:style-name="T2">¿A qué temperatura se sirve el vino espumoso?</text:span><text:span text:style-name="T3"><text:line-break/>a) 10–12 °C<text:line-break/>b) 6–8 °C<text:line-break/>c) 14–16 °C<text:line-break/></text:span><text:span text:style-name="T5">✅</text:span><text:span text:style-name="T3"><text:s/></text:span><text:span text:style-name="T2">Respuesta correcta:</text:span><text:span text:style-name="T3"><text:s/>b) 6–8 °C.</text:span></text:p>
        </text:list-item>
        <text:list-item>
          <text:p text:style-name="P2"><text:span text:style-name="T1"/><text:span text:style-name="T2">¿Qué diferencia hay entre Cava y Champagne?</text:span><text:span text:style-name="T3"><text:line-break/>a) Se elaboran con métodos distintos y en regiones diferentes.<text:line-break/>b) Son exactamente iguales.<text:line-break/>c) El Cava tiene más azúcar.<text:line-break/></text:span><text:span text:style-name="T5">✅</text:span><text:span text:style-name="T3"><text:s/></text:span><text:span text:style-name="T2">Respuesta correcta:</text:span><text:span text:style-name="T3"><text:s/>a) Se elaboran con métodos distintos y en regiones diferentes.</text:span></text:p>
        </text:list-item>
        <text:list-item>
          <text:p text:style-name="P2"><text:span text:style-name="T1"/><text:span text:style-name="T2">¿Qué alimentos combinan mejor con un espumoso Brut Nature?</text:span><text:span text:style-name="T3"><text:line-break/>a) Platos picantes o grasos.<text:line-break/>b) Sushi, ostras o tartar de salmón.<text:line-break/>c) Chocolates y postres.<text:line-break/></text:span><text:span text:style-name="T5">✅</text:span><text:span text:style-name="T3"><text:s/></text:span><text:span text:style-name="T2">Respuesta correcta:</text:span><text:span text:style-name="T3"><text:s/>b) Sushi, ostras o tartar de salmón.</text:span></text:p>
        </text:list-item>
        <text:list-item>
          <text:p text:style-name="P2"><text:span text:style-name="T1"/><text:span text:style-name="T2">¿Quién ayudó a mejorar el Champagne?</text:span><text:span text:style-name="T3"><text:line-break/>a) Louis Pasteur.<text:line-break/>b) Dom Pérignon.<text:line-break/>c) Napoleón Bonaparte.<text:line-break/></text:span><text:span text:style-name="T5">✅</text:span><text:span text:style-name="T3"><text:s/></text:span><text:span text:style-name="T2">Respuesta correcta:</text:span><text:span text:style-name="T3"><text:s/>b) Dom Pérignon.</text:span></text:p>
        </text:list-item>
      </text:list>
      <text:p text:style-name="P3"/>
      <text:p text:style-name="P4"><text:span text:style-name="T1">8 – Quiz</text:span></text:p>
      <text:list text:style-name="L1">
        <text:list-item>
          <text:p text:style-name="P2"><text:span text:style-name="T1"/><text:span text:style-name="T2">¿Qué método se usa en Jerez?</text:span><text:span text:style-name="T3"><text:line-break/>a) Fermentación en depósito de acero.<text:line-break/>b) Sistema de criaderas y soleras.<text:line-break/>c) Envejecimiento en ánforas.<text:line-break/></text:span><text:span text:style-name="T5">✅</text:span><text:span text:style-name="T3"><text:s/></text:span><text:span text:style-name="T2">Respuesta correcta:</text:span><text:span text:style-name="T3"><text:s/>b) Sistema de criaderas y soleras.</text:span></text:p>
        </text:list-item>
        <text:list-item>
          <text:p text:style-name="P2"><text:span text:style-name="T1"/><text:span text:style-name="T2">¿A qué temperatura se sirve un vino dulce?</text:span><text:span text:style-name="T3"><text:line-break/>a) Entre 10–14 °C según su densidad.<text:line-break/>b) A temperatura ambiente.<text:line-break/>c) A menos de 5 °C.<text:line-break/></text:span><text:span text:style-name="T5">✅</text:span><text:span text:style-name="T3"><text:s/></text:span><text:span text:style-name="T2">Respuesta correcta:</text:span><text:span text:style-name="T3"><text:s/>a) Entre 10–14 °C según su densidad.</text:span></text:p>
        </text:list-item>
        <text:list-item>
          <text:p text:style-name="P2"><text:span text:style-name="T1"/><text:span text:style-name="T2">¿Qué tipo de copa se usa para estos vinos?</text:span><text:span text:style-name="T3"><text:line-break/>a) Copa de vino tinto.<text:line-break/>b) Copa flauta.<text:line-break/>c) Copa pequeña o de licor.<text:line-break/></text:span><text:span text:style-name="T5">✅</text:span><text:span text:style-name="T3"><text:s/></text:span><text:span text:style-name="T2">Respuesta correcta:</text:span><text:span text:style-name="T3"><text:s/>c) Copa pequeña o de licor.</text:span></text:p>
        </text:list-item>
        <text:list-item>
          <text:p text:style-name="P2"><text:span text:style-name="T1"/><text:span text:style-name="T2">¿Con qué tipo de comida combina mejor?</text:span><text:span text:style-name="T3"><text:line-break/>a) Ensaladas frescas.<text:line-break/>b) Foie gras, quesos azules o postres.<text:line-break/>c) Carnes rojas a la brasa.<text:line-break/></text:span><text:span text:style-name="T5">✅</text:span><text:span text:style-name="T3"><text:s/></text:span><text:span text:style-name="T2">Respuesta correcta:</text:span><text:span text:style-name="T3"><text:s/>b) Foie gras, quesos azules o postres.</text:span></text:p>
        </text:list-item>
        <text:list-item>
          <text:p text:style-name="P2"><text:span text:style-name="T1"/><text:span text:style-name="T2">¿Qué variedad es típica en vinos generosos de Jerez?</text:span><text:span text:style-name="T3"><text:line-break/>a) Garnacha.<text:line-break/>b) Pedro Ximénez.<text:line-break/>c) Albariño.<text:line-break/></text:span><text:span text:style-name="T5">✅</text:span><text:span text:style-name="T3"><text:s/></text:span><text:span text:style-name="T2">Respuesta correcta:</text:span><text:span text:style-name="T3"><text:s/>b) Pedro Ximénez.</text:span></text:p>
        </text:list-item>
      </text:list>
      <text:p text:style-name="P3"/>
      <text:p text:style-name="P4"><text:span text:style-name="T1">9 – Quiz</text:span></text:p>
      <text:list text:style-name="L1">
        <text:list-item>
          <text:p text:style-name="P2"><text:span text:style-name="T1"/><text:span text:style-name="T2">¿Cuáles son las tres fases de la cata?</text:span><text:span text:style-name="T3"><text:line-break/>a) Color, aroma y temperatura.<text:line-break/>b) Vista, olfato y gusto.<text:line-break/>c) Aroma, textura y dulzor.<text:line-break/></text:span><text:span text:style-name="T5">✅</text:span><text:span text:style-name="T3"><text:s/></text:span><text:span text:style-name="T2">Respuesta correcta:</text:span><text:span text:style-name="T3"><text:s/>b) Vista, olfato y gusto.</text:span></text:p>
        </text:list-item>
        <text:list-item>
          <text:p text:style-name="P2"><text:span text:style-name="T1"/><text:span text:style-name="T2">¿Por qué los catadores no tragan el vino?</text:span><text:span text:style-name="T3"><text:line-break/>a) Para no ingerir calorías.<text:line-break/>b) Para mantener el paladar y la mente frescos.<text:line-break/>c) Porque el vino no está listo para beber.<text:line-break/></text:span><text:span text:style-name="T5">✅</text:span><text:span text:style-name="T3"><text:s/></text:span><text:span text:style-name="T2">Respuesta correcta:</text:span><text:span text:style-name="T3"><text:s/>b) Para mantener el paladar y la mente frescos.</text:span></text:p>
        </text:list-item>
        <text:list-item>
          <text:p text:style-name="P2"><text:span text:style-name="T1"/><text:span text:style-name="T2">¿Qué observamos en la fase visual?</text:span><text:span text:style-name="T3"><text:line-break/>a) Su aroma y su sabor.<text:line-break/>b) Su color, brillo y densidad.<text:line-break/>c) Su temperatura y dulzor.<text:line-break/></text:span><text:span text:style-name="T5">✅</text:span><text:span text:style-name="T3"><text:s/></text:span><text:span text:style-name="T2">Respuesta correcta:</text:span><text:span text:style-name="T3"><text:s/>b) Su color, brillo y densidad.</text:span></text:p>
        </text:list-item>
        <text:list-item>
          <text:p text:style-name="P2"><text:span text:style-name="T1"/><text:span text:style-name="T2">¿Qué nos revela la fase olfativa?</text:span><text:span text:style-name="T3"><text:line-break/>a) El tipo de copa usada.<text:line-break/>b) La temperatura del vino.<text:line-break/>c) Su complejidad aromática y estilo.<text:line-break/></text:span><text:span text:style-name="T5">✅</text:span><text:span text:style-name="T3"><text:s/></text:span><text:span text:style-name="T2">Respuesta correcta:</text:span><text:span text:style-name="T3"><text:s/>c) Su complejidad aromática y estilo.</text:span></text:p>
        </text:list-item>
        <text:list-item>
          <text:p text:style-name="P2"><text:span text:style-name="T1"/><text:span text:style-name="T2">¿Qué significa que un vino tenga “cuerpo”?</text:span><text:span text:style-name="T3"><text:line-break/>a) Que es denso y tiene volumen en boca.<text:line-break/>b) Que contiene burbujas.<text:line-break/>c) Que es muy ácido.<text:line-break/></text:span><text:span text:style-name="T5">✅</text:span><text:span text:style-name="T3"><text:s/></text:span><text:span text:style-name="T2">Respuesta correcta:</text:span><text:span text:style-name="T3"><text:s/>a) Que es denso y tiene volumen en boca.</text:span></text:p>
        </text:list-item>
      </text:list>
      <text:p text:style-name="P3"/>
      <text:p text:style-name="P4"><text:span text:style-name="T1">10– Quiz</text:span></text:p>
      <text:list text:style-name="L1">
        <text:list-item>
          <text:p text:style-name="P2"><text:span text:style-name="T1"/><text:span text:style-name="T2">¿Qué sucede si el vino está demasiado frío?</text:span><text:span text:style-name="T3"><text:line-break/>a) Los aromas se intensifican.<text:line-break/>b) Pierde expresión aromática y cuerpo.<text:line-break/>c) Se vuelve más dulce.<text:line-break/></text:span><text:span text:style-name="T5">✅</text:span><text:span text:style-name="T3"><text:s/></text:span><text:span text:style-name="T2">Respuesta correcta:</text:span><text:span text:style-name="T3"><text:s/>b) Pierde expresión aromática y cuerpo.</text:span></text:p>
        </text:list-item>
        <text:list-item>
          <text:p text:style-name="P2"><text:span text:style-name="T1"/><text:span text:style-name="T2">¿Cuál es la temperatura ideal de un espumoso?</text:span><text:span text:style-name="T3"><text:line-break/>a) 6–8 °C<text:line-break/>b) 12–14 °C<text:line-break/>c) 16–18 °C<text:line-break/></text:span><text:span text:style-name="T5">✅</text:span><text:span text:style-name="T3"><text:s/></text:span><text:span text:style-name="T2">Respuesta correcta:</text:span><text:span text:style-name="T3"><text:s/>a) 6–8 °C</text:span></text:p>
        </text:list-item>
        <text:list-item>
          <text:p text:style-name="P2"><text:span text:style-name="T1"/><text:span text:style-name="T2">¿A qué temperatura se recomienda servir un tinto con cuerpo?</text:span><text:span text:style-name="T3"><text:line-break/>a) 14–16 °C<text:line-break/>b) 16–18 °C<text:line-break/>c) 20–22 °C<text:line-break/></text:span><text:span text:style-name="T5">✅</text:span><text:span text:style-name="T3"><text:s/></text:span><text:span text:style-name="T2">Respuesta correcta:</text:span><text:span text:style-name="T3"><text:s/>b) 16–18 °C</text:span></text:p>
        </text:list-item>
        <text:list-item>
          <text:p text:style-name="P2"><text:span text:style-name="T1"/><text:span text:style-name="T2">¿Qué efecto tiene el calor en un vino tinto?</text:span><text:span text:style-name="T3"><text:line-break/>a) Resalta la frescura y acidez.<text:line-break/>b) Se vuelve pesado y alcohólico.<text:line-break/>c) No cambia nada.<text:line-break/></text:span><text:span text:style-name="T5">✅</text:span><text:span text:style-name="T3"><text:s/></text:span><text:span text:style-name="T2">Respuesta correcta:</text:span><text:span text:style-name="T3"><text:s/>b) Se vuelve pesado y alcohólico.</text:span></text:p>
        </text:list-item>
        <text:list-item>
          <text:p text:style-name="P2"><text:span text:style-name="T1"/><text:span text:style-name="T2">¿Por qué la temperatura influye en los aromas?</text:span><text:span text:style-name="T3"><text:line-break/>a) Porque modifica la velocidad a la que se liberan los compuestos aromáticos.<text:line-break/>b) Porque cambia el color del vino.<text:line-break/>c) Porque afecta la viscosidad únicamente.<text:line-break/></text:span><text:span text:style-name="T5">✅</text:span><text:span text:style-name="T3"><text:s/></text:span><text:span text:style-name="T2">Respuesta correcta:</text:span><text:span text:style-name="T3"><text:s/>a) Porque modifica la velocidad a la que se liberan los compuestos aromáticos.</text:span></text:p>
        </text:list-item>
      </text:list>
      <text:p text:style-name="P5"/>
      <text:p text:style-name="P4"><text:span text:style-name="T1">11 - Quiz</text:span></text:p>
      <text:list text:style-name="L1">
        <text:list-item>
          <text:p text:style-name="P2"><text:span text:style-name="T1"/><text:span text:style-name="T2">¿Por qué influye la forma de la copa?</text:span><text:span text:style-name="T3"><text:line-break/>a) Solo es estética.<text:line-break/>b) Cambia la percepción de aromas y sabores.<text:line-break/>c) No influye si el vino es bueno.<text:line-break/></text:span><text:span text:style-name="T5">✅</text:span><text:span text:style-name="T3"><text:s/></text:span><text:span text:style-name="T2">Respuesta correcta:</text:span><text:span text:style-name="T3"><text:s/>b) Cambia la percepción de aromas y sabores.</text:span></text:p>
        </text:list-item>
        <text:list-item>
          <text:p text:style-name="P2"><text:span text:style-name="T1"/><text:span text:style-name="T2">¿Qué tipo de copa se usa para vinos tintos?</text:span><text:span text:style-name="T3"><text:line-break/>a) Copa pequeña tipo licor.<text:line-break/>b) Copa grande tipo Bordeaux.<text:line-break/>c) Fajín estrecho tipo flauta.<text:line-break/></text:span><text:span text:style-name="T5">✅</text:span><text:span text:style-name="T3"><text:s/></text:span><text:span text:style-name="T2">Respuesta correcta:</text:span><text:span text:style-name="T3"><text:s/>b) Copa grande tipo Bordeaux.</text:span></text:p>
        </text:list-item>
        <text:list-item>
          <text:p text:style-name="P2"><text:span text:style-name="T1"/><text:span text:style-name="T2">¿Por qué los blancos usan copas más estrechas?</text:span><text:span text:style-name="T3"><text:line-break/>a) Para enfriarlos más rápido.<text:line-break/>b) Para resaltar acidez y aromas delicados.<text:line-break/>c) Para que parezcan más grandes.<text:line-break/></text:span><text:span text:style-name="T5">✅</text:span><text:span text:style-name="T3"><text:s/></text:span><text:span text:style-name="T2">Respuesta correcta:</text:span><text:span text:style-name="T3"><text:s/>b) Para resaltar acidez y aromas delicados.</text:span></text:p>
        </text:list-item>
        <text:list-item>
          <text:p text:style-name="P2"><text:span text:style-name="T1"/><text:span text:style-name="T2">¿Qué tipo de copa mantiene mejor las burbujas?</text:span><text:span text:style-name="T3"><text:line-break/>a) Copa de vino tinto.<text:line-break/>b) Fajín ancho tipo Burgundy.<text:line-break/>c) Fajín estrecho tipo flauta o tulipa.<text:line-break/></text:span><text:span text:style-name="T5">✅</text:span><text:span text:style-name="T3"><text:s/></text:span><text:span text:style-name="T2">Respuesta correcta:</text:span><text:span text:style-name="T3"><text:s/>c) Fajín estrecho tipo flauta o tulipa.</text:span></text:p>
        </text:list-item>
        <text:list-item>
          <text:p text:style-name="P2"><text:span text:style-name="T1"/><text:span text:style-name="T2">¿Qué efecto tiene un borde ancho o estrecho?</text:span><text:span text:style-name="T3"><text:line-break/>a) Cambia el tipo de uva que percibes.<text:line-break/>b) Determina hacia qué zona de la lengua llega el vino y qué sabores se perciben primero.<text:line-break/>c) Solo afecta la cantidad de vino que entra en la boca.<text:line-break/></text:span><text:span text:style-name="T5">✅</text:span><text:span text:style-name="T3"><text:s/></text:span><text:span text:style-name="T2">Respuesta correcta:</text:span><text:span text:style-name="T3"><text:s/>b) Determina hacia qué zona de la lengua llega el vino y qué sabores se perciben primero.</text:span></text:p>
        </text:list-item>
      </text:list>
      <text:p text:style-name="P7"/>
      <text:p text:style-name="P4"><text:span text:style-name="T1">12 – Quiz</text:span></text:p>
      <text:list text:style-name="L1">
        <text:list-item>
          <text:p text:style-name="P2"><text:span text:style-name="T1"/><text:span text:style-name="T2">¿Qué representaba el vino en el arte clásico?</text:span><text:span text:style-name="T3"><text:line-break/>a) Poder y riqueza únicamente.<text:line-break/>b) Celebración, ritual y unión social.<text:line-break/>c) Una bebida medicinal.<text:line-break/></text:span><text:span text:style-name="T5">✅</text:span><text:span text:style-name="T3"><text:s/></text:span><text:span text:style-name="T2">Respuesta correcta:</text:span><text:span text:style-name="T3"><text:s/>b) Celebración, ritual y unión social.</text:span></text:p>
        </text:list-item>
        <text:list-item>
          <text:p text:style-name="P2"><text:span text:style-name="T1"/><text:span text:style-name="T2">¿Qué dios griego está asociado al vino?</text:span><text:span text:style-name="T3"><text:line-break/>a) Apolo<text:line-break/>b) Dionisio<text:line-break/>c) Zeus<text:line-break/></text:span><text:span text:style-name="T5">✅</text:span><text:span text:style-name="T3"><text:s/></text:span><text:span text:style-name="T2">Respuesta correcta:</text:span><text:span text:style-name="T3"><text:s/>b) Dionisio</text:span></text:p>
        </text:list-item>
        <text:list-item>
          <text:p text:style-name="P2"><text:span text:style-name="T1"/><text:span text:style-name="T2">¿Qué simbolizaba el vino en el Renacimiento?</text:span><text:span text:style-name="T3"><text:line-break/>a) Libertad y hedonismo.<text:line-break/>b) Elegancia, nobleza y espiritualidad.<text:line-break/>c) Placer informal y cotidiano.<text:line-break/></text:span><text:span text:style-name="T5">✅</text:span><text:span text:style-name="T3"><text:s/></text:span><text:span text:style-name="T2">Respuesta correcta:</text:span><text:span text:style-name="T3"><text:s/>b) Elegancia, nobleza y espiritualidad.</text:span></text:p>
        </text:list-item>
        <text:list-item>
          <text:p text:style-name="P2"><text:span text:style-name="T1"/><text:span text:style-name="T2">¿Cómo se interpreta el vino en el arte moderno?</text:span><text:span text:style-name="T3"><text:line-break/>a) Como ritual religioso.<text:line-break/>b) Como símbolo de hedonismo, libertad y disfrute.<text:line-break/>c) Como bebida medicinal.<text:line-break/></text:span><text:span text:style-name="T5">✅</text:span><text:span text:style-name="T3"><text:s/></text:span><text:span text:style-name="T2">Respuesta correcta:</text:span><text:span text:style-name="T3"><text:s/>b) Como símbolo de hedonismo, libertad y disfrute.</text:span></text:p>
        </text:list-item>
        <text:list-item>
          <text:p text:style-name="P2"><text:span text:style-name="T1"/><text:span text:style-name="T2">¿Qué sentido artístico se relaciona más con el vino?</text:span><text:span text:style-name="T3"><text:line-break/>a) La vista, el gusto y el olfato combinados.<text:line-break/>b) Solo la vista.<text:line-break/>c) Solo el oído.<text:line-break/></text:span><text:span text:style-name="T5">✅</text:span><text:span text:style-name="T3"><text:s/></text:span><text:span text:style-name="T2">Respuesta correcta:</text:span><text:span text:style-name="T3"><text:s/>a) La vista, el gusto y el olfato combinados.</text:span></text:p>
        </text:list-item>
      </text:list>
      <text:p text:style-name="P3"/>
      <text:p text:style-name="P6"><text:span text:style-name="T1">13 - Quiz</text:span></text:p>
      <text:list text:style-name="L1">
        <text:list-item>
          <text:p text:style-name="P2"><text:span text:style-name="T1"/><text:span text:style-name="T2">¿Cuál es el maridaje más antiguo del que se tiene registro?</text:span><text:span text:style-name="T3"><text:line-break/>a) Vino y pescado<text:line-break/>b) Vino y queso<text:line-break/>c) Vino y pan<text:line-break/></text:span><text:span text:style-name="T5">✅</text:span><text:span text:style-name="T3"><text:s/></text:span><text:span text:style-name="T2">Respuesta correcta:</text:span><text:span text:style-name="T3"><text:s/>b) Vino y queso</text:span></text:p>
        </text:list-item>
        <text:list-item>
          <text:p text:style-name="P2"><text:span text:style-name="T1"/><text:span text:style-name="T2">¿Qué tipo de vino va mejor con pescado?</text:span><text:span text:style-name="T3"><text:line-break/>a) Vino blanco<text:line-break/>b) Vino tinto con cuerpo<text:line-break/>c) Vino dulce intenso<text:line-break/></text:span><text:span text:style-name="T5">✅</text:span><text:span text:style-name="T3"><text:s/></text:span><text:span text:style-name="T2">Respuesta correcta:</text:span><text:span text:style-name="T3"><text:s/>a) Vino blanco</text:span></text:p>
        </text:list-item>
        <text:list-item>
          <text:p text:style-name="P2"><text:span text:style-name="T1"/><text:span text:style-name="T2">¿Qué marida con quesos curados?</text:span><text:span text:style-name="T3"><text:line-break/>a) Rosados suaves<text:line-break/>b) Tintos con cuerpo<text:line-break/>c) Espumosos dulces<text:line-break/></text:span><text:span text:style-name="T5">✅</text:span><text:span text:style-name="T3"><text:s/></text:span><text:span text:style-name="T2">Respuesta correcta:</text:span><text:span text:style-name="T3"><text:s/>b) Tintos con cuerpo</text:span></text:p>
        </text:list-item>
        <text:list-item>
          <text:p text:style-name="P2"><text:span text:style-name="T1"/><text:span text:style-name="T2">¿Qué marida bien con rosado?</text:span><text:span text:style-name="T3"><text:line-break/>a) Platos ligeros y pasta mediterránea<text:line-break/>b) Carnes rojas a la parrilla<text:line-break/>c) Chocolate intenso<text:line-break/></text:span><text:span text:style-name="T5">✅</text:span><text:span text:style-name="T3"><text:s/></text:span><text:span text:style-name="T2">Respuesta correcta:</text:span><text:span text:style-name="T3"><text:s/>a) Platos ligeros y pasta mediterránea</text:span></text:p>
        </text:list-item>
        <text:list-item>
          <text:p text:style-name="P2"><text:span text:style-name="T1"/><text:span text:style-name="T2">¿Por qué es importante el equilibrio en un maridaje?</text:span><text:span text:style-name="T3"><text:line-break/>a) Para que el vino sea más caro<text:line-break/>b) Para que ambos, comida y vino, se realcen sin opacarse<text:line-break/>c) Para que la comida sea más ligera<text:line-break/></text:span><text:span text:style-name="T5">✅</text:span><text:span text:style-name="T3"><text:s/></text:span><text:span text:style-name="T2">Respuesta correcta:</text:span><text:span text:style-name="T3"><text:s/>b) Para que ambos, comida y vino, se realcen sin opacarse</text:span></text:p>
        </text:list-item>
      </text:list>
      <text:p text:style-name="P3"/>
      <text:p text:style-name="P4"><text:span text:style-name="T1">14 - Quiz</text:span></text:p>
      <text:list text:style-name="L1">
        <text:list-item>
          <text:p text:style-name="P2"><text:span text:style-name="T1"/><text:span text:style-name="T2">¿La música afecta la percepción del vino?</text:span><text:span text:style-name="T3"><text:line-break/>a) No, solo importa el vino.<text:line-break/>b) Sí, puede modificar cómo percibimos aromas y sabores.<text:line-break/>c) Solo afecta a vinos espumosos.<text:line-break/></text:span><text:span text:style-name="T5">✅</text:span><text:span text:style-name="T3"><text:s/></text:span><text:span text:style-name="T2">Respuesta correcta:</text:span><text:span text:style-name="T3"><text:s/>b) Sí, puede modificar cómo percibimos aromas y sabores.</text:span></text:p>
        </text:list-item>
        <text:list-item>
          <text:p text:style-name="P2"><text:span text:style-name="T1"/><text:span text:style-name="T2">¿Qué vino combina con el jazz suave?</text:span><text:span text:style-name="T3"><text:line-break/>a) Chardonnay o Pinot Noir<text:line-break/>b) Merlot<text:line-break/>c) Cava<text:line-break/></text:span><text:span text:style-name="T5">✅</text:span><text:span text:style-name="T3"><text:s/></text:span><text:span text:style-name="T2">Respuesta correcta:</text:span><text:span text:style-name="T3"><text:s/>a) Chardonnay o Pinot Noir</text:span></text:p>
        </text:list-item>
        <text:list-item>
          <text:p text:style-name="P2"><text:span text:style-name="T1"/><text:span text:style-name="T2">¿Qué estilo musical se sugiere para espumosos?</text:span><text:span text:style-name="T3"><text:line-break/>a) Jazz<text:line-break/>b) Música electrónica<text:line-break/>c) Blues<text:line-break/></text:span><text:span text:style-name="T5">✅</text:span><text:span text:style-name="T3"><text:s/></text:span><text:span text:style-name="T2">Respuesta correcta:</text:span><text:span text:style-name="T3"><text:s/>b) Música electrónica</text:span></text:p>
        </text:list-item>
        <text:list-item>
          <text:p text:style-name="P2"><text:span text:style-name="T1"/><text:span text:style-name="T2">¿Qué música armoniza con un Malbec?</text:span><text:span text:style-name="T3"><text:line-break/>a) Rock clásico<text:line-break/>b) Pop alegre<text:line-break/>c) Jazz suave<text:line-break/></text:span><text:span text:style-name="T5">✅</text:span><text:span text:style-name="T3"><text:s/></text:span><text:span text:style-name="T2">Respuesta correcta:</text:span><text:span text:style-name="T3"><text:s/>a) Rock clásico</text:span></text:p>
        </text:list-item>
        <text:list-item>
          <text:p text:style-name="P2"><text:span text:style-name="T1"/><text:span text:style-name="T2">¿Por qué cambia nuestra percepción del vino con la música?</text:span><text:span text:style-name="T3"><text:line-break/>a) Porque afecta la temperatura del vino<text:line-break/>b) Porque el cerebro integra estímulos sensoriales y auditivos<text:line-break/>c) Solo por sugestión visual<text:line-break/></text:span><text:span text:style-name="T5">✅</text:span><text:span text:style-name="T3"><text:s/></text:span><text:span text:style-name="T2">Respuesta correcta:</text:span><text:span text:style-name="T3"><text:s/>b) Porque el cerebro integra estímulos sensoriales y auditivos</text:span></text:p>
        </text:list-item>
      </text:list>
      <text:p text:style-name="P3"/>
      <text:p text:style-name="P4"><text:span text:style-name="T1">15– Quiz</text:span></text:p>
      <text:list text:style-name="L1">
        <text:list-item>
          <text:p text:style-name="P2"><text:span text:style-name="T1"/><text:span text:style-name="T2">¿Cuántas rutas oficiales del vino existen?</text:span><text:span text:style-name="T3"><text:line-break/>a) Más de 50<text:line-break/>b) Más de 70<text:line-break/>c) Más de 100<text:line-break/></text:span><text:span text:style-name="T5">✅</text:span><text:span text:style-name="T3"><text:s/></text:span><text:span text:style-name="T2">Respuesta correcta:</text:span><text:span text:style-name="T3"><text:s/>b) Más de 70</text:span></text:p>
        </text:list-item>
        <text:list-item>
          <text:p text:style-name="P2"><text:span text:style-name="T1"/><text:span text:style-name="T2">¿Un destino famoso de vino en Francia?</text:span><text:span text:style-name="T3"><text:line-break/>a) Rioja<text:line-break/>b) Burdeos<text:line-break/>c) Mendoza<text:line-break/></text:span><text:span text:style-name="T5">✅</text:span><text:span text:style-name="T3"><text:s/></text:span><text:span text:style-name="T2">Respuesta correcta:</text:span><text:span text:style-name="T3"><text:s/>b) Burdeos</text:span></text:p>
        </text:list-item>
        <text:list-item>
          <text:p text:style-name="P2"><text:span text:style-name="T1"/><text:span text:style-name="T2">¿Qué región es conocida por el Malbec?</text:span><text:span text:style-name="T3"><text:line-break/>a) Toscana<text:line-break/>b) Mendoza<text:line-break/>c) Galicia<text:line-break/></text:span><text:span text:style-name="T5">✅</text:span><text:span text:style-name="T3"><text:s/></text:span><text:span text:style-name="T2">Respuesta correcta:</text:span><text:span text:style-name="T3"><text:s/>b) Mendoza</text:span></text:p>
        </text:list-item>
        <text:list-item>
          <text:p text:style-name="P2"><text:span text:style-name="T1"/><text:span text:style-name="T2">¿Qué caracteriza a Toscana?</text:span><text:span text:style-name="T3"><text:line-break/>a) Generosos y dulces<text:line-break/>b) Arte, paisaje y vinos afrutados<text:line-break/>c) Tintos potentes y crianza en roble<text:line-break/></text:span><text:span text:style-name="T5">✅</text:span><text:span text:style-name="T3"><text:s/></text:span><text:span text:style-name="T2">Respuesta correcta:</text:span><text:span text:style-name="T3"><text:s/>b) Arte, paisaje y vinos afrutados</text:span></text:p>
        </text:list-item>
        <text:list-item>
          <text:p text:style-name="P2"><text:span text:style-name="T1"/><text:span text:style-name="T2">¿Por qué viajar y vino combinan tan bien?</text:span><text:span text:style-name="T3"><text:line-break/>a) Porque se aprende la historia, cultura y gastronomía de cada región<text:line-break/>b) Solo para beber más<text:line-break/>c) Porque los vinos extranjeros siempre son mejores<text:line-break/></text:span><text:span text:style-name="T5">✅</text:span><text:span text:style-name="T3"><text:s/></text:span><text:span text:style-name="T2">Respuesta correcta:</text:span><text:span text:style-name="T3"><text:s/>a) Porque se aprende la historia, cultura y gastronomía de cada región</text:span></text:p>
        </text:list-item>
      </text:list>
      <text:p text:style-name="P3"/>
      <text:p text:style-name="P4"><text:span text:style-name="T1">16 – Quiz</text:span></text:p>
      <text:list text:style-name="L1">
        <text:list-item>
          <text:p text:style-name="P2"><text:span text:style-name="T1"/><text:span text:style-name="T2">¿Cuál es el propósito del brindis original en Roma?</text:span><text:span text:style-name="T3"><text:line-break/>a) Celebrar victorias militares<text:line-break/>b) Demostrar que el vino no estaba envenenado<text:line-break/>c) Marcar la hora de la cena<text:line-break/></text:span><text:span text:style-name="T5">✅</text:span><text:span text:style-name="T3"><text:s/></text:span><text:span text:style-name="T2">Respuesta correcta:</text:span><text:span text:style-name="T3"><text:s/>b) Demostrar que el vino no estaba envenenado</text:span></text:p>
        </text:list-item>
        <text:list-item>
          <text:p text:style-name="P2"><text:span text:style-name="T1"/><text:span text:style-name="T2">¿Qué transmite el gesto de brindar hoy?</text:span><text:span text:style-name="T3"><text:line-break/>a) Amistad, respeto y buena voluntad<text:line-break/>b) Competencia entre invitados<text:line-break/>c) Solo cortesía formal<text:line-break/></text:span><text:span text:style-name="T5">✅</text:span><text:span text:style-name="T3"><text:s/></text:span><text:span text:style-name="T2">Respuesta correcta:</text:span><text:span text:style-name="T3"><text:s/>a) Amistad, respeto y buena voluntad</text:span></text:p>
        </text:list-item>
        <text:list-item>
          <text:p text:style-name="P2"><text:span text:style-name="T1"/><text:span text:style-name="T2">¿Qué detalle nunca debe faltar al servir vino?</text:span><text:span text:style-name="T3"><text:line-break/>a) Temperatura adecuada y atención al servir<text:line-break/>b) Llenar la copa hasta el borde<text:line-break/>c) Servir rápidamente para todos a la vez<text:line-break/></text:span><text:span text:style-name="T5">✅</text:span><text:span text:style-name="T3"><text:s/></text:span><text:span text:style-name="T2">Respuesta correcta:</text:span><text:span text:style-name="T3"><text:s/>a) Temperatura adecuada y atención al servir</text:span></text:p>
        </text:list-item>
        <text:list-item>
          <text:p text:style-name="P2"><text:span text:style-name="T1"/><text:span text:style-name="T2">¿Qué significa el vino a nivel social?</text:span><text:span text:style-name="T3"><text:line-break/>a) Solo una bebida<text:line-break/>b) Un símbolo de unión y conexión<text:line-break/>c) Un lujo innecesario<text:line-break/></text:span><text:span text:style-name="T5">✅</text:span><text:span text:style-name="T3"><text:s/></text:span><text:span text:style-name="T2">Respuesta correcta:</text:span><text:span text:style-name="T3"><text:s/>b) Un símbolo de unión y conexión</text:span></text:p>
        </text:list-item>
        <text:list-item>
          <text:p text:style-name="P2"><text:span text:style-name="T1"/><text:span text:style-name="T2">¿Qué convierte un encuentro en ritual?</text:span><text:span text:style-name="T3"><text:line-break/>a) Beber rápido y sin atención<text:line-break/>b) Compartir, conversar y disfrutar con respeto<text:line-break/>c) Usar siempre vinos caros<text:line-break/></text:span><text:span text:style-name="T5">✅</text:span><text:span text:style-name="T3"><text:s/></text:span><text:span text:style-name="T2">Respuesta correcta:</text:span><text:span text:style-name="T3"><text:s/>b) Compartir, conversar y disfrutar con respeto</text:span></text:p>
        </text:list-item>
      </text:list>
      <text:p text:style-name="P8"/>
      <text:p text:style-name="P4"><text:span text:style-name="T1">17 – Quiz</text:span></text:p>
      <text:list text:style-name="L1">
        <text:list-item>
          <text:p text:style-name="P2"><text:span text:style-name="T1"/><text:span text:style-name="T2">¿Qué indica la denominación de origen?</text:span><text:span text:style-name="T3"><text:line-break/>a) La variedad de uva<text:line-break/>b) La región y control de calidad<text:line-break/>c) La graduación alcohólica<text:line-break/></text:span><text:span text:style-name="T5">✅</text:span><text:span text:style-name="T3"><text:s/></text:span><text:span text:style-name="T2">Respuesta correcta:</text:span><text:span text:style-name="T3"><text:s/>b) La región y control de calidad</text:span></text:p>
        </text:list-item>
        <text:list-item>
          <text:p text:style-name="P2"><text:span text:style-name="T1"/><text:span text:style-name="T2">¿Qué es la añada?</text:span><text:span text:style-name="T3"><text:line-break/>a) El año de cosecha de la uva<text:line-break/>b) La bodega que produce el vino<text:line-break/>c) La cantidad de alcohol<text:line-break/></text:span><text:span text:style-name="T5">✅</text:span><text:span text:style-name="T3"><text:s/></text:span><text:span text:style-name="T2">Respuesta correcta:</text:span><text:span text:style-name="T3"><text:s/>a) El año de cosecha de la uva</text:span></text:p>
        </text:list-item>
        <text:list-item>
          <text:p text:style-name="P2"><text:span text:style-name="T1"/><text:span text:style-name="T2">¿Qué información nos da la bodega?</text:span><text:span text:style-name="T3"><text:line-break/>a) El estilo y reputación del productor<text:line-break/>b) La temperatura de servicio<text:line-break/>c) La música sugerida para maridar<text:line-break/></text:span><text:span text:style-name="T5">✅</text:span><text:span text:style-name="T3"><text:s/></text:span><text:span text:style-name="T2">Respuesta correcta:</text:span><text:span text:style-name="T3"><text:s/>a) El estilo y reputación del productor</text:span></text:p>
        </text:list-item>
        <text:list-item>
          <text:p text:style-name="P2"><text:span text:style-name="T1"/><text:span text:style-name="T2">¿Qué nos permite anticipar la variedad de uva?</text:span><text:span text:style-name="T3"><text:line-break/>a) La graduación alcohólica<text:line-break/>b) Sabor, cuerpo y aromas<text:line-break/>c) El precio del vino<text:line-break/></text:span><text:span text:style-name="T5">✅</text:span><text:span text:style-name="T3"><text:s/></text:span><text:span text:style-name="T2">Respuesta correcta:</text:span><text:span text:style-name="T3"><text:s/>b) Sabor, cuerpo y aromas</text:span></text:p>
        </text:list-item>
        <text:list-item>
          <text:p text:style-name="P2"><text:span text:style-name="T1"/><text:span text:style-name="T2">¿Para qué sirve leer la etiqueta antes de abrir la botella?</text:span><text:span text:style-name="T3"><text:line-break/>a) Para anticipar la experiencia de degustación y elegir el momento adecuado<text:line-break/>b) Para decorarla en la estantería<text:line-break/>c) Para comparar precios en la tienda<text:line-break/></text:span><text:span text:style-name="T5">✅</text:span><text:span text:style-name="T3"><text:s/></text:span><text:span text:style-name="T2">Respuesta correcta:</text:span><text:span text:style-name="T3"><text:s/>a) Para anticipar la experiencia de degustación y elegir el momento adecuado</text:span></text:p>
        </text:list-item>
      </text:list>
      <text:p text:style-name="P3"/>
      <text:p text:style-name="P4"><text:span text:style-name="T1">18 – Quiz</text:span></text:p>
      <text:list text:style-name="L1">
        <text:list-item>
          <text:p text:style-name="P2"><text:span text:style-name="T1"/><text:span text:style-name="T2">¿Cuál es la posición ideal para almacenar botellas con corcho?</text:span><text:span text:style-name="T3"><text:line-break/>a) Horizontal<text:line-break/>b) Vertical<text:line-break/>c) Inclinada sobre la pared<text:line-break/></text:span><text:span text:style-name="T5">✅</text:span><text:span text:style-name="T3"><text:s/></text:span><text:span text:style-name="T2">Respuesta correcta:</text:span><text:span text:style-name="T3"><text:s/>a) Horizontal</text:span></text:p>
        </text:list-item>
        <text:list-item>
          <text:p text:style-name="P2"><text:span text:style-name="T1"/><text:span text:style-name="T2">¿Qué efecto tiene la luz directa en el vino?</text:span><text:span text:style-name="T3"><text:line-break/>a) Lo hace más aromático<text:line-break/>b) Alteración de aromas y envejecimiento prematuro<text:line-break/>c) No tiene efecto<text:line-break/></text:span><text:span text:style-name="T5">✅</text:span><text:span text:style-name="T3"><text:s/></text:span><text:span text:style-name="T2">Respuesta correcta:</text:span><text:span text:style-name="T3"><text:s/>b) Alteración de aromas y envejecimiento prematuro</text:span></text:p>
        </text:list-item>
        <text:list-item>
          <text:p text:style-name="P2"><text:span text:style-name="T1"/><text:span text:style-name="T2">¿Cuál es la temperatura ideal para servir un vino espumoso?</text:span><text:span text:style-name="T3"><text:line-break/>a) 6–8 °C<text:line-break/>b) 16–18 °C<text:line-break/>c) 10–12 °C<text:line-break/></text:span><text:span text:style-name="T5">✅</text:span><text:span text:style-name="T3"><text:s/></text:span><text:span text:style-name="T2">Respuesta correcta:</text:span><text:span text:style-name="T3"><text:s/>a) 6–8 °C</text:span></text:p>
        </text:list-item>
        <text:list-item>
          <text:p text:style-name="P2"><text:span text:style-name="T1"/><text:span text:style-name="T2">¿Por qué es importante la humedad en la bodega?</text:span><text:span text:style-name="T3"><text:line-break/>a) Para que el corcho no se seque<text:line-break/>b) Para que el vino no se caliente<text:line-break/>c) Para que las etiquetas duren más<text:line-break/></text:span><text:span text:style-name="T5">✅</text:span><text:span text:style-name="T3"><text:s/></text:span><text:span text:style-name="T2">Respuesta correcta:</text:span><text:span text:style-name="T3"><text:s/>a) Para que el corcho no se seque</text:span></text:p>
        </text:list-item>
        <text:list-item>
          <text:p text:style-name="P2"><text:span text:style-name="T1"/><text:span text:style-name="T2">¿Qué diferencia hace decantar un tinto de crianza?</text:span><text:span text:style-name="T3"><text:line-break/>a) Nada, es solo estética<text:line-break/>b) Oxigena el vino y libera aromas<text:line-break/>c) Solo sirve para vinos jóvenes<text:line-break/></text:span><text:span text:style-name="T5">✅</text:span><text:span text:style-name="T3"><text:s/></text:span><text:span text:style-name="T2">Respuesta correcta:</text:span><text:span text:style-name="T3"><text:s/>b) Oxigena el vino y libera aromas</text:span></text:p>
        </text:list-item>
      </text:list>
      <text:p text:style-name="P3"/>
      <text:p text:style-name="P4"><text:span text:style-name="T1">19– Quiz</text:span></text:p>
      <text:list text:style-name="L1">
        <text:list-item>
          <text:p text:style-name="P2"><text:span text:style-name="T1"/><text:span text:style-name="T2">¿Qué determina la elección del vino principalmente?</text:span><text:span text:style-name="T3"><text:line-break/>a) Precio más alto<text:line-break/>b) Ocasión, comida y paladar<text:line-break/>c) Etiqueta llamativa<text:line-break/></text:span><text:span text:style-name="T5">✅</text:span><text:span text:style-name="T3"><text:s/></text:span><text:span text:style-name="T2">Respuesta correcta:</text:span><text:span text:style-name="T3"><text:s/>b) Ocasión, comida y paladar</text:span></text:p>
        </text:list-item>
        <text:list-item>
          <text:p text:style-name="P2"><text:span text:style-name="T1"/><text:span text:style-name="T2">¿Qué vino marida mejor con pescados y mariscos?</text:span><text:span text:style-name="T3"><text:line-break/>a) Tinto con crianza<text:line-break/>b) Blanco fresco<text:line-break/>c) Espumoso dulce<text:line-break/></text:span><text:span text:style-name="T5">✅</text:span><text:span text:style-name="T3"><text:s/></text:span><text:span text:style-name="T2">Respuesta correcta:</text:span><text:span text:style-name="T3"><text:s/>b) Blanco fresco</text:span></text:p>
        </text:list-item>
        <text:list-item>
          <text:p text:style-name="P2"><text:span text:style-name="T1"/><text:span text:style-name="T2">¿Cuál es la mejor estrategia si el presupuesto es limitado?</text:span><text:span text:style-name="T3"><text:line-break/>a) Comprar siempre el más caro<text:line-break/>b) Buscar relación calidad-precio y preguntar recomendaciones<text:line-break/>c) Elegir solo vinos locales<text:line-break/></text:span><text:span text:style-name="T5">✅</text:span><text:span text:style-name="T3"><text:s/></text:span><text:span text:style-name="T2">Respuesta correcta:</text:span><text:span text:style-name="T3"><text:s/>b) Buscar relación calidad-precio y preguntar recomendaciones</text:span></text:p>
        </text:list-item>
        <text:list-item>
          <text:p text:style-name="P2"><text:span text:style-name="T1"/><text:span text:style-name="T2">¿Por qué es útil leer la carta o la etiqueta?</text:span><text:span text:style-name="T3"><text:line-break/>a) Para ver el color de la botella<text:line-break/>b) Para conocer denominación, añada, bodega, uva y notas de cata<text:line-break/>c) Solo para comparar precios<text:line-break/></text:span><text:span text:style-name="T5">✅</text:span><text:span text:style-name="T3"><text:s/></text:span><text:span text:style-name="T2">Respuesta correcta:</text:span><text:span text:style-name="T3"><text:s/>b) Para conocer denominación, añada, bodega, uva y notas de cata</text:span></text:p>
        </text:list-item>
        <text:list-item>
          <text:p text:style-name="P2"><text:span text:style-name="T1"/><text:span text:style-name="T2">¿Qué elemento final guía la elección de un vino?</text:span><text:span text:style-name="T3"><text:line-break/>a) Tu gusto personal y experiencia<text:line-break/>b) La etiqueta bonita<text:line-break/>c) El tamaño de la botella<text:line-break/></text:span><text:span text:style-name="T5">✅</text:span><text:span text:style-name="T3"><text:s/></text:span><text:span text:style-name="T2">Respuesta correcta:</text:span><text:span text:style-name="T3"><text:s/>a) Tu gusto personal y experiencia</text:span></text:p>
        </text:list-item>
      </text:list>
      <text:p text:style-name="P4"/>
      <text:p text:style-name="P4"><text:span text:style-name="T1">20– Quiz</text:span></text:p>
      <text:list text:style-name="L1">
        <text:list-item>
          <text:p text:style-name="P2"><text:span text:style-name="T1"/><text:span text:style-name="T2">¿Qué caracteriza a un vino ecológico?</text:span><text:span text:style-name="T3"><text:line-break/>a) Uso de pesticidas y fertilizantes químicos<text:line-break/>b) Cultivo sin químicos sintéticos y respeto al suelo<text:line-break/>c) Solo se produce en viñas grandes<text:line-break/></text:span><text:span text:style-name="T5">✅</text:span><text:span text:style-name="T3"><text:s/></text:span><text:span text:style-name="T2">Respuesta correcta:</text:span><text:span text:style-name="T3"><text:s/>b) Cultivo sin químicos sintéticos y respeto al suelo</text:span></text:p>
        </text:list-item>
        <text:list-item>
          <text:p text:style-name="P2"><text:span text:style-name="T1"/><text:span text:style-name="T2">¿Qué define a un vino vegano?</text:span><text:span text:style-name="T3"><text:line-break/>a) Evita productos animales en clarificación y filtrado<text:line-break/>b) Solo utiliza uvas verdes<text:line-break/>c) No contiene alcohol<text:line-break/></text:span><text:span text:style-name="T5">✅</text:span><text:span text:style-name="T3"><text:s/></text:span><text:span text:style-name="T2">Respuesta correcta:</text:span><text:span text:style-name="T3"><text:s/>a) Evita productos animales en clarificación y filtrado</text:span></text:p>
        </text:list-item>
        <text:list-item>
          <text:p text:style-name="P2"><text:span text:style-name="T1"/><text:span text:style-name="T2">¿Cuál es la base de la viticultura biodinámica?</text:span><text:span text:style-name="T3"><text:line-break/>a) Uso de pesticidas modernos<text:line-break/>b) Principios holísticos y calendario lunar<text:line-break/>c) Fermentación rápida en acero inoxidable<text:line-break/></text:span><text:span text:style-name="T5">✅</text:span><text:span text:style-name="T3"><text:s/></text:span><text:span text:style-name="T2">Respuesta correcta:</text:span><text:span text:style-name="T3"><text:s/>b) Principios holísticos y calendario lunar</text:span></text:p>
        </text:list-item>
        <text:list-item>
          <text:p text:style-name="P2"><text:span text:style-name="T1"/><text:span text:style-name="T2">¿Cómo ayuda la tecnología al vino?</text:span><text:span text:style-name="T3"><text:line-break/>a) Mejorando control de riego, temperatura y fermentación<text:line-break/>b) Solo para embotellar más rápido<text:line-break/>c) Para cambiar el color del vino<text:line-break/></text:span><text:span text:style-name="T5">✅</text:span><text:span text:style-name="T3"><text:s/></text:span><text:span text:style-name="T2">Respuesta correcta:</text:span><text:span text:style-name="T3"><text:s/>a) Mejorando control de riego, temperatura y fermentación</text:span></text:p>
        </text:list-item>
        <text:list-item>
          <text:p text:style-name="P2"><text:span text:style-name="T1"/><text:span text:style-name="T2">¿Por qué los vinos sostenibles son importantes?</text:span><text:span text:style-name="T3"><text:line-break/>a) Solo porque son caros<text:line-break/>b) Porque combinan placer, calidad y respeto al medio ambiente<text:line-break/>c) Porque tienen más alcohol<text:line-break/></text:span><text:span text:style-name="T5">✅</text:span><text:span text:style-name="T3"><text:s/></text:span><text:span text:style-name="T2">Respuesta correcta:</text:span><text:span text:style-name="T3"><text:s/>b) Porque combinan placer, calidad y respeto al medio ambiente</text:span></text:p>
        </text:list-item>
      </text:list>
      <text:p text:style-name="P3"/>
      <text:p text:style-name="P4"><text:span text:style-name="T1">21 – Quiz</text:span></text:p>
      <text:list text:style-name="L1">
        <text:list-item>
          <text:p text:style-name="P2"><text:span text:style-name="T1"/><text:span text:style-name="T2">¿Cuál es la posición ideal para vinos con corcho natural?</text:span><text:span text:style-name="T3"><text:line-break/>a) Horizontal<text:line-break/>b) Vertical<text:line-break/>c) De pie sobre la tapa<text:line-break/></text:span><text:span text:style-name="T5">✅</text:span><text:span text:style-name="T3"><text:s/></text:span><text:span text:style-name="T2">Respuesta correcta:</text:span><text:span text:style-name="T3"><text:s/>a) Horizontal</text:span></text:p>
        </text:list-item>
        <text:list-item>
          <text:p text:style-name="P2"><text:span text:style-name="T1"/><text:span text:style-name="T2">¿Qué temperatura es recomendable para tintos de guarda?</text:span><text:span text:style-name="T3"><text:line-break/>a) 20–22 °C<text:line-break/>b) 12–16 °C<text:line-break/>c) 6–8 °C<text:line-break/></text:span><text:span text:style-name="T5">✅</text:span><text:span text:style-name="T3"><text:s/></text:span><text:span text:style-name="T2">Respuesta correcta:</text:span><text:span text:style-name="T3"><text:s/>b) 12–16 °C</text:span></text:p>
        </text:list-item>
        <text:list-item>
          <text:p text:style-name="P2"><text:span text:style-name="T1"/><text:span text:style-name="T2">¿Qué significa la regla FIFO en la bodega?</text:span><text:span text:style-name="T3"><text:line-break/>a) “Filtrar primero, invertir después”<text:line-break/>b) “Primero en entrar, primero en salir”<text:line-break/>c) “Fermentar inmediatamente”<text:line-break/></text:span><text:span text:style-name="T5">✅</text:span><text:span text:style-name="T3"><text:s/></text:span><text:span text:style-name="T2">Respuesta correcta:</text:span><text:span text:style-name="T3"><text:s/>b) “Primero en entrar, primero en salir”</text:span></text:p>
        </text:list-item>
        <text:list-item>
          <text:p text:style-name="P2"><text:span text:style-name="T1"/><text:span text:style-name="T2">¿Por qué es importante mantener humedad en la bodega?</text:span><text:span text:style-name="T3"><text:line-break/>a) Para que el corcho no se seque y no entre aire<text:line-break/>b) Para conservar etiquetas intactas<text:line-break/>c) Para enfriar el vino<text:line-break/></text:span><text:span text:style-name="T5">✅</text:span><text:span text:style-name="T3"><text:s/></text:span><text:span text:style-name="T2">Respuesta correcta:</text:span><text:span text:style-name="T3"><text:s/>a) Para que el corcho no se seque y no entre aire</text:span></text:p>
        </text:list-item>
        <text:list-item>
          <text:p text:style-name="P2"><text:span text:style-name="T1"/><text:span text:style-name="T2">¿Qué elemento ayuda a registrar información de cada botella?</text:span><text:span text:style-name="T3"><text:line-break/>a) Sacacorchos<text:line-break/>b) Notas de cata y etiquetas<text:line-break/>c) Copas grandes<text:line-break/></text:span><text:span text:style-name="T5">✅</text:span><text:span text:style-name="T3"><text:s/></text:span><text:span text:style-name="T2">Respuesta correcta:</text:span><text:span text:style-name="T3"><text:s/>b) Notas de cata y etiquetas</text:span></text:p>
        </text:list-item>
      </text:list>
      <text:p text:style-name="P3"/>
      <text:p text:style-name="P4"><text:span text:style-name="T1">22– Quiz</text:span></text:p>
      <text:list text:style-name="L1">
        <text:list-item>
          <text:p text:style-name="P2"><text:span text:style-name="T1"/><text:span text:style-name="T2">¿Cuáles son las tres fases de una cata sensorial?</text:span><text:span text:style-name="T3"><text:line-break/>a) Olfato, temperatura, vista<text:line-break/>b) Vista, olfato, gusto<text:line-break/>c) Gusto, maridaje, música<text:line-break/></text:span><text:span text:style-name="T5">✅</text:span><text:span text:style-name="T3"><text:s/></text:span><text:span text:style-name="T2">Respuesta correcta:</text:span><text:span text:style-name="T3"><text:s/>b) Vista, olfato, gusto</text:span></text:p>
        </text:list-item>
        <text:list-item>
          <text:p text:style-name="P2"><text:span text:style-name="T1"/><text:span text:style-name="T2">¿Qué se evalúa en la fase visual?</text:span><text:span text:style-name="T3"><text:line-break/>a) Aroma y textura<text:line-break/>b) Color, brillo y densidad<text:line-break/>c) Maridaje y música<text:line-break/></text:span><text:span text:style-name="T5">✅</text:span><text:span text:style-name="T3"><text:s/></text:span><text:span text:style-name="T2">Respuesta correcta:</text:span><text:span text:style-name="T3"><text:s/>b) Color, brillo y densidad</text:span></text:p>
        </text:list-item>
        <text:list-item>
          <text:p text:style-name="P2"><text:span text:style-name="T1"/><text:span text:style-name="T2">¿Cómo influye la música en la cata?</text:span><text:span text:style-name="T3"><text:line-break/>a) Solo decora la experiencia<text:line-break/>b) Puede cambiar la percepción de sabor y complejidad<text:line-break/>c) No tiene ningún efecto<text:line-break/></text:span><text:span text:style-name="T5">✅</text:span><text:span text:style-name="T3"><text:s/></text:span><text:span text:style-name="T2">Respuesta correcta:</text:span><text:span text:style-name="T3"><text:s/>b) Puede cambiar la percepción de sabor y complejidad</text:span></text:p>
        </text:list-item>
        <text:list-item>
          <text:p text:style-name="P2"><text:span text:style-name="T1"/><text:span text:style-name="T2">¿Qué indica la persistencia en boca?</text:span><text:span text:style-name="T3"><text:line-break/>a) La duración de los sabores tras tragar<text:line-break/>b) La temperatura del vino<text:line-break/>c) El color del vino<text:line-break/></text:span><text:span text:style-name="T5">✅</text:span><text:span text:style-name="T3"><text:s/></text:span><text:span text:style-name="T2">Respuesta correcta:</text:span><text:span text:style-name="T3"><text:s/>a) La duración de los sabores tras tragar</text:span></text:p>
        </text:list-item>
        <text:list-item>
          <text:p text:style-name="P2"><text:span text:style-name="T1"/><text:span text:style-name="T2">¿Por qué registrar notas de cata es útil?</text:span><text:span text:style-name="T3"><text:line-break/>a) Para recordar vinos, maridajes y experiencias<text:line-break/>b) Para decorar la bodega<text:line-break/>c) Para vender las botellas<text:line-break/></text:span><text:span text:style-name="T5">✅</text:span><text:span text:style-name="T3"><text:s/></text:span><text:span text:style-name="T2">Respuesta correcta:</text:span><text:span text:style-name="T3"><text:s/>a) Para recordar vinos, maridajes y experienci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SEDASER SOLUCIONES INFORMATICAS</meta:initial-creator>
  </office:meta>
</office:document-meta>
</file>